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326F20000458E0000458E05330681C6A1DE9E.svg" manifest:media-type="image/svg+xml"/>
  <manifest:file-entry manifest:full-path="Pictures/10000201000002A0000002A0EB06493445862157.png" manifest:media-type="image/png"/>
  <manifest:file-entry manifest:full-path="Pictures/1000C4900000458E0000458ED04954C798DE9A68.svg" manifest:media-type="image/svg+xml"/>
  <manifest:file-entry manifest:full-path="Pictures/1002BFF300004574000045740F98DAE7BE06CBB3.svg" manifest:media-type="image/svg+xml"/>
  <manifest:file-entry manifest:full-path="Pictures/10000201000002A1000002A1818361FEABD44263.png" manifest:media-type="image/png"/>
  <manifest:file-entry manifest:full-path="Pictures/1002AD5C0000457400004574F02215FEEB1DA342.svg" manifest:media-type="image/svg+xml"/>
  <manifest:file-entry manifest:full-path="Pictures/1000CCAA0000458E0000458E46690644CBC8C950.svg" manifest:media-type="image/svg+xml"/>
  <manifest:file-entry manifest:full-path="Pictures/100084C90000458E0000458EA3458E9771584344.svg" manifest:media-type="image/svg+xml"/>
  <manifest:file-entry manifest:full-path="Pictures/10000201000002A1000002A17E56DC631B13FFB9.png" manifest:media-type="image/png"/>
  <manifest:file-entry manifest:full-path="Pictures/10000201000002A1000002A17AE19552FAA6EA94.png" manifest:media-type="image/png"/>
  <manifest:file-entry manifest:full-path="Pictures/1000BD6A0000457400004574E62ACBF08A4384FF.svg" manifest:media-type="image/svg+xml"/>
  <manifest:file-entry manifest:full-path="Pictures/10000201000002A1000002A1A0047AC0F4677458.png" manifest:media-type="image/png"/>
  <manifest:file-entry manifest:full-path="Pictures/10000201000002A1000002A14AECD048176EE3A3.png" manifest:media-type="image/png"/>
  <manifest:file-entry manifest:full-path="Pictures/100325530000458E0000458ECFDE35AC9279CB7C.svg" manifest:media-type="image/svg+xml"/>
  <manifest:file-entry manifest:full-path="Pictures/10000201000002A0000002A035E5924BDE9BD747.png" manifest:media-type="image/png"/>
  <manifest:file-entry manifest:full-path="Pictures/1000C01300004574000045741490A2F3BB80C89B.svg" manifest:media-type="image/svg+xml"/>
  <manifest:file-entry manifest:full-path="Pictures/10000201000002A1000002A14058A6C237332E07.png" manifest:media-type="image/png"/>
  <manifest:file-entry manifest:full-path="Pictures/10000201000002A0000002A08EB01571B5595A3C.png" manifest:media-type="image/png"/>
  <manifest:file-entry manifest:full-path="Pictures/1000827E0000458E0000458EAB9F2162F908B55D.svg" manifest:media-type="image/svg+xml"/>
  <manifest:file-entry manifest:full-path="Pictures/10000201000002A0000002A0B4F7683141EFB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805cm" svg:height="17.805cm" svg:x="2.063cm" svg:y="5.161cm">
          <draw:image xlink:href="Pictures/1000C4900000458E0000458ED04954C798DE9A68.svg" xlink:type="simple" xlink:show="embed" xlink:actuate="onLoad" loext:mime-type="image/svg+xml">
            <text:p/>
          </draw:image>
          <draw:image xlink:href="Pictures/10000201000002A1000002A17E56DC631B13FFB9.png" xlink:type="simple" xlink:show="embed" xlink:actuate="onLoad" loext:mime-type="image/png"/>
        </draw:frame>
      </draw:page>
      <draw:page draw:name="page2" draw:style-name="dp1" draw:master-page-name="Default">
        <draw:frame draw:style-name="gr2" draw:text-style-name="P2" draw:layer="layout" svg:width="17.779cm" svg:height="17.779cm" svg:x="2.076cm" svg:y="5.174cm">
          <draw:image xlink:href="Pictures/1002AD5C0000457400004574F02215FEEB1DA342.svg" xlink:type="simple" xlink:show="embed" xlink:actuate="onLoad" loext:mime-type="image/svg+xml">
            <text:p/>
          </draw:image>
          <draw:image xlink:href="Pictures/10000201000002A0000002A035E5924BDE9BD747.png" xlink:type="simple" xlink:show="embed" xlink:actuate="onLoad" loext:mime-type="image/png"/>
        </draw:frame>
      </draw:page>
      <draw:page draw:name="page3" draw:style-name="dp1" draw:master-page-name="Default">
        <draw:frame draw:style-name="gr2" draw:text-style-name="P2" draw:layer="layout" svg:width="17.805cm" svg:height="17.805cm" svg:x="2.063cm" svg:y="5.161cm">
          <draw:image xlink:href="Pictures/1000CCAA0000458E0000458E46690644CBC8C950.svg" xlink:type="simple" xlink:show="embed" xlink:actuate="onLoad" loext:mime-type="image/svg+xml">
            <text:p/>
          </draw:image>
          <draw:image xlink:href="Pictures/10000201000002A1000002A14AECD048176EE3A3.png" xlink:type="simple" xlink:show="embed" xlink:actuate="onLoad" loext:mime-type="image/png"/>
        </draw:frame>
      </draw:page>
      <draw:page draw:name="page4" draw:style-name="dp1" draw:master-page-name="Default">
        <draw:frame draw:style-name="gr2" draw:text-style-name="P2" draw:layer="layout" svg:width="17.779cm" svg:height="17.779cm" svg:x="2.076cm" svg:y="5.174cm">
          <draw:image xlink:href="Pictures/1002BFF300004574000045740F98DAE7BE06CBB3.svg" xlink:type="simple" xlink:show="embed" xlink:actuate="onLoad" loext:mime-type="image/svg+xml">
            <text:p/>
          </draw:image>
          <draw:image xlink:href="Pictures/10000201000002A0000002A08EB01571B5595A3C.png" xlink:type="simple" xlink:show="embed" xlink:actuate="onLoad" loext:mime-type="image/png"/>
        </draw:frame>
      </draw:page>
      <draw:page draw:name="page5" draw:style-name="dp1" draw:master-page-name="Default">
        <draw:frame draw:style-name="gr1" draw:text-style-name="P1" draw:layer="layout" svg:width="17.779cm" svg:height="17.779cm" svg:x="2.076cm" svg:y="5.174cm">
          <draw:image xlink:href="Pictures/1000C01300004574000045741490A2F3BB80C89B.svg" xlink:type="simple" xlink:show="embed" xlink:actuate="onLoad" loext:mime-type="image/svg+xml">
            <text:p/>
          </draw:image>
          <draw:image xlink:href="Pictures/10000201000002A0000002A0B4F7683141EFB3D3.png" xlink:type="simple" xlink:show="embed" xlink:actuate="onLoad" loext:mime-type="image/png"/>
        </draw:frame>
      </draw:page>
      <draw:page draw:name="page6" draw:style-name="dp1" draw:master-page-name="Default">
        <draw:frame draw:style-name="gr2" draw:text-style-name="P2" draw:layer="layout" svg:width="17.805cm" svg:height="17.805cm" svg:x="2.063cm" svg:y="5.161cm">
          <draw:image xlink:href="Pictures/1000827E0000458E0000458EAB9F2162F908B55D.svg" xlink:type="simple" xlink:show="embed" xlink:actuate="onLoad" loext:mime-type="image/svg+xml">
            <text:p/>
          </draw:image>
          <draw:image xlink:href="Pictures/10000201000002A1000002A1A0047AC0F4677458.png" xlink:type="simple" xlink:show="embed" xlink:actuate="onLoad" loext:mime-type="image/png"/>
        </draw:frame>
      </draw:page>
      <draw:page draw:name="page7" draw:style-name="dp1" draw:master-page-name="Default">
        <draw:frame draw:style-name="gr1" draw:text-style-name="P1" draw:layer="layout" svg:width="17.805cm" svg:height="17.805cm" svg:x="2.063cm" svg:y="5.161cm">
          <draw:image xlink:href="Pictures/100325530000458E0000458ECFDE35AC9279CB7C.svg" xlink:type="simple" xlink:show="embed" xlink:actuate="onLoad" loext:mime-type="image/svg+xml">
            <text:p/>
          </draw:image>
          <draw:image xlink:href="Pictures/10000201000002A1000002A1818361FEABD44263.png" xlink:type="simple" xlink:show="embed" xlink:actuate="onLoad" loext:mime-type="image/png"/>
        </draw:frame>
      </draw:page>
      <draw:page draw:name="page8" draw:style-name="dp1" draw:master-page-name="Default">
        <draw:frame draw:style-name="gr1" draw:text-style-name="P1" draw:layer="layout" svg:width="17.779cm" svg:height="17.779cm" svg:x="2.076cm" svg:y="5.174cm">
          <draw:image xlink:href="Pictures/1000BD6A0000457400004574E62ACBF08A4384FF.svg" xlink:type="simple" xlink:show="embed" xlink:actuate="onLoad" loext:mime-type="image/svg+xml">
            <text:p/>
          </draw:image>
          <draw:image xlink:href="Pictures/10000201000002A0000002A0EB06493445862157.png" xlink:type="simple" xlink:show="embed" xlink:actuate="onLoad" loext:mime-type="image/png"/>
        </draw:frame>
      </draw:page>
      <draw:page draw:name="page9" draw:style-name="dp1" draw:master-page-name="Default">
        <draw:frame draw:style-name="gr2" draw:text-style-name="P2" draw:layer="layout" svg:width="17.805cm" svg:height="17.805cm" svg:x="2.063cm" svg:y="5.161cm">
          <draw:image xlink:href="Pictures/100084C90000458E0000458EA3458E9771584344.svg" xlink:type="simple" xlink:show="embed" xlink:actuate="onLoad" loext:mime-type="image/svg+xml">
            <text:p/>
          </draw:image>
          <draw:image xlink:href="Pictures/10000201000002A1000002A14058A6C237332E07.png" xlink:type="simple" xlink:show="embed" xlink:actuate="onLoad" loext:mime-type="image/png"/>
        </draw:frame>
      </draw:page>
      <draw:page draw:name="page10" draw:style-name="dp1" draw:master-page-name="Default">
        <draw:frame draw:style-name="gr1" draw:text-style-name="P1" draw:layer="layout" svg:width="17.805cm" svg:height="17.805cm" svg:x="2.063cm" svg:y="5.161cm">
          <draw:image xlink:href="Pictures/100326F20000458E0000458E05330681C6A1DE9E.svg" xlink:type="simple" xlink:show="embed" xlink:actuate="onLoad" loext:mime-type="image/svg+xml">
            <text:p/>
          </draw:image>
          <draw:image xlink:href="Pictures/10000201000002A1000002A17AE19552FAA6EA9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00:08:44.899296879</meta:creation-date>
    <dc:date>2019-09-29T23:35:00.963156047</dc:date>
    <meta:editing-duration>PT7H49M51S</meta:editing-duration>
    <meta:editing-cycles>3</meta:editing-cycles>
    <meta:generator>LibreOffice/6.2.7.1$Linux_X86_64 LibreOffice_project/20$Build-1</meta:generator>
    <meta:document-statistic meta:object-count="10"/>
  </office:meta>
</office:document-meta>
</file>